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5.863cm" style:rel-column-width="21845*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officeooo:rsid="000dbde5" officeooo:paragraph-rsid="000dbde5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dbde5" officeooo:paragraph-rsid="000dbde5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ea4c2" officeooo:paragraph-rsid="000ea4c2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tyle="normal" fo:font-weight="normal" officeooo:rsid="000ea4c2" officeooo:paragraph-rsid="000ea4c2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tyle="normal" fo:font-weight="normal" officeooo:rsid="000ea4c2" officeooo:paragraph-rsid="00108abe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start" style:justify-single-word="false">
        <style:tab-stops>
          <style:tab-stop style:position="2.117cm"/>
        </style:tab-stops>
      </style:paragraph-properties>
      <style:text-properties fo:font-style="normal" fo:font-weight="normal" officeooo:rsid="000ea4c2" officeooo:paragraph-rsid="000ea4c2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tyle="normal" fo:font-weight="bold" officeooo:rsid="000ea4c2" officeooo:paragraph-rsid="000ea4c2" style:font-style-asian="normal" style:font-weight-asian="bold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officeooo:paragraph-rsid="000ea4c2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bde5" officeooo:paragraph-rsid="000dbd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ea4c2" officeooo:paragraph-rsid="000ea4c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style="normal" fo:font-weight="normal" officeooo:rsid="000ea4c2" style:font-style-asian="normal" style:font-weight-asian="normal" style:font-style-complex="normal" style:font-weight-complex="normal"/>
    </style:style>
    <style:style style:name="T2" style:family="text">
      <style:text-properties officeooo:rsid="00108ab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DT Stack</text:p>
      <text:p text:style-name="P1"/>
      <text:p text:style-name="P1">Stack is a set of elements wihtin a LIFO (Last in First Out) type, it means that last element to be added</text:p>
      <text:p text:style-name="P1">is the last element to be extracted</text:p>
      <text:p text:style-name="P1"/>
      <text:p text:style-name="P2">Operations</text:p>
      <text:p text:style-name="P2"/>
      <table:table table:name="Tabla1" table:style-name="Tabla1">
        <table:table-column table:style-name="Tabla1.A" table:number-columns-repeated="3"/>
        <table:table-row>
          <table:table-cell table:style-name="Tabla1.A1" office:value-type="string">
            <text:p text:style-name="P10">Create stack</text:p>
          </table:table-cell>
          <table:table-cell table:style-name="Tabla1.A1" office:value-type="string">
            <text:p text:style-name="P9"/>
          </table:table-cell>
          <table:table-cell table:style-name="Tabla1.C1" office:value-type="string">
            <text:p text:style-name="P10">Stack</text:p>
          </table:table-cell>
        </table:table-row>
        <table:table-row>
          <table:table-cell table:style-name="Tabla1.A2" office:value-type="string">
            <text:p text:style-name="P10">IsEmpty</text:p>
          </table:table-cell>
          <table:table-cell table:style-name="Tabla1.A2" office:value-type="string">
            <text:p text:style-name="P10">Stack</text:p>
          </table:table-cell>
          <table:table-cell table:style-name="Tabla1.C2" office:value-type="string">
            <text:p text:style-name="P10">Boolean</text:p>
          </table:table-cell>
        </table:table-row>
        <table:table-row>
          <table:table-cell table:style-name="Tabla1.A2" office:value-type="string">
            <text:p text:style-name="P10">pop:</text:p>
          </table:table-cell>
          <table:table-cell table:style-name="Tabla1.A2" office:value-type="string">
            <text:p text:style-name="P10">Stack</text:p>
          </table:table-cell>
          <table:table-cell table:style-name="Tabla1.C2" office:value-type="string">
            <text:p text:style-name="P10">Stack</text:p>
          </table:table-cell>
        </table:table-row>
        <table:table-row>
          <table:table-cell table:style-name="Tabla1.A2" office:value-type="string">
            <text:p text:style-name="P10">push:</text:p>
          </table:table-cell>
          <table:table-cell table:style-name="Tabla1.A2" office:value-type="string">
            <text:p text:style-name="P10">Stack*Element</text:p>
          </table:table-cell>
          <table:table-cell table:style-name="Tabla1.C2" office:value-type="string">
            <text:p text:style-name="P10">Element</text:p>
          </table:table-cell>
        </table:table-row>
        <table:table-row>
          <table:table-cell table:style-name="Tabla1.A2" office:value-type="string">
            <text:p text:style-name="P10">Top:</text:p>
          </table:table-cell>
          <table:table-cell table:style-name="Tabla1.A2" office:value-type="string">
            <text:p text:style-name="P11">Stack*Element</text:p>
          </table:table-cell>
          <table:table-cell table:style-name="Tabla1.C2" office:value-type="string">
            <text:p text:style-name="P11">Stack</text:p>
          </table:table-cell>
        </table:table-row>
      </table:table>
      <text:p text:style-name="P2"/>
      <text:p text:style-name="P2"/>
      <text:p text:style-name="P3">CreateStac<text:span text:style-name="T2">k</text:span></text:p>
      <text:p text:style-name="P4">“Creates a new Stack”</text:p>
      <text:p text:style-name="P4">pre= {TRUE}</text:p>
      <text:p text:style-name="P4">pos= {A new data structure stack has been created}</text:p>
      <text:p text:style-name="P7">IsEmpty</text:p>
      <text:p text:style-name="P4">“Checks if the stack has any data in it”</text:p>
      <text:p text:style-name="P4">pre = {The stack has been created previously}</text:p>
      <text:p text:style-name="P4">post = {returns true if is empty false if not}</text:p>
      <text:p text:style-name="P7">pop</text:p>
      <text:p text:style-name="P8"><text:span text:style-name="T1">“Extract and delete the last element from the Stack”</text:span></text:p>
      <text:p text:style-name="P4"/>
      <text:p text:style-name="P4">pre={The stack has at least one element in it}</text:p>
      <text:p text:style-name="P4"/>
      <text:p text:style-name="P4">post={The last element in the stack has been extracted and removed}</text:p>
      <text:p text:style-name="P4"/>
      <text:p text:style-name="P7">push</text:p>
      <text:p text:style-name="P4">“Adds a new element into the Stack”</text:p>
      <text:p text:style-name="P4"/>
      <text:p text:style-name="P4">pre={The stack has been created”)</text:p>
      <text:p text:style-name="P4"/>
      <text:p text:style-name="P4">post={A new element has been added into the Stack data structure}</text:p>
      <text:p text:style-name="P4"/>
      <text:p text:style-name="P6"/>
      <text:p text:style-name="P7">Top</text:p>
      <text:p text:style-name="P4">“Extract without removing the last element in the stack”</text:p>
      <text:p text:style-name="P5"/>
      <text:p text:style-name="P5">pre={The stack has at least one element in it}</text:p>
      <text:p text:style-name="P5"/>
      <text:p text:style-name="P5">post={The last element in the stack has been extracted <text:span text:style-name="T2">but not remove</text:span>}</text:p>
      <text:p text:style-name="P4"/>
      <text:p text:style-name="P4"><text:tab/><text:tab/><text:tab/><text:tab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14T14:00:02.105933848</meta:creation-date>
    <dc:date>2020-03-14T14:33:05.799987455</dc:date>
    <meta:editing-duration>PT2M3S</meta:editing-duration>
    <meta:editing-cycles>1</meta:editing-cycles>
    <meta:document-statistic meta:table-count="1" meta:image-count="0" meta:object-count="0" meta:page-count="1" meta:paragraph-count="39" meta:word-count="176" meta:character-count="971" meta:non-whitespace-character-count="829"/>
    <meta:generator>LibreOffice/6.3.5.2$Linux_X86_64 LibreOffice_project/30$Build-2</meta:generator>
  </office:meta>
</office:document-meta>
</file>